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0.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bold" fo:font-family="Calibri" style:font-family-asian="Calibri" style:font-family-complex="Calibri" fo:background-color="transparent" style:use-window-font-color="true"/>
    </style:style>
    <style:style style:name="T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 style:family="text">
      <style:text-properties fo:font-size="12.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Calibri" style:font-family-asian="Calibri" style:font-family-complex="Calibri" fo:background-color="transparent" style:use-window-font-color="true"/>
    </style:style>
    <style:style style:name="T18"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normal" fo:font-family="Calibri" style:font-family-asian="Calibri" style:font-family-complex="Calibri" fo:background-color="transparent" style:use-window-font-color="true"/>
    </style:style>
    <style:style style:name="T3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3" style:family="text">
      <style:text-properties fo:font-size="12.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20.00pt" fo:font-weight="normal" fo:font-family="Calibri" style:font-family-asian="Calibri" style:font-family-complex="Calibri" fo:background-color="transparent" style:use-window-font-color="true"/>
    </style:style>
    <style:style style:name="T36"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37" style:family="text">
      <style:text-properties fo:font-size="20.00pt" fo:font-weight="normal" fo:font-family="Calibri" style:font-family-asian="Calibri" style:font-family-complex="Calibri"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1.00pt" fo:font-weight="bold" fo:font-family="Calibri" style:font-family-asian="Calibri" style:font-family-complex="Calibri"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1.00pt" fo:font-weight="bold" fo:font-family="Calibri" style:font-family-asian="Calibri" style:font-family-complex="Calibri"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1.00pt" fo:font-weight="bold" fo:font-family="Calibri" style:font-family-asian="Calibri" style:font-family-complex="Calibri"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0" style:family="text">
      <style:text-properties fo:font-size="11.00pt" fo:font-weight="bold" fo:font-family="Calibri" style:font-family-asian="Calibri" style:font-family-complex="Calibri"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1.00pt" fo:font-weight="bold" fo:font-family="Calibri" style:font-family-asian="Calibri" style:font-family-complex="Calibri" fo:background-color="transparent" style:use-window-font-color="true"/>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1.00pt" fo:font-weight="bold" fo:font-family="Calibri" style:font-family-asian="Calibri" style:font-family-complex="Calibri" fo:background-color="transparent" style:use-window-font-color="true"/>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1.00pt" fo:font-weight="bold" fo:font-family="Calibri" style:font-family-asian="Calibri" style:font-family-complex="Calibri"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2.00pt" fo:font-weight="bold" fo:font-family="Calibri" style:font-family-asian="Calibri" style:font-family-complex="Calibri" fo:background-color="transparent" style:use-window-font-color="true"/>
    </style:style>
    <style:style style:name="T5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0" style:family="text">
      <style:text-properties fo:font-size="12.00pt" fo:font-weight="bold" fo:font-family="Calibri" style:font-family-asian="Calibri" style:font-family-complex="Calibri" fo:background-color="transparent" style:use-window-font-color="true"/>
    </style:style>
    <style:style style:name="T61" style:family="text">
      <style:text-properties fo:font-size="11.00pt" fo:font-weight="bold" fo:font-family="Calibri" style:font-family-asian="Calibri" style:font-family-complex="Calibri"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1.00pt" fo:font-weight="bold" fo:font-family="Calibri" style:font-family-asian="Calibri" style:font-family-complex="Calibri"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1.00pt" fo:font-weight="bold" fo:font-family="Calibri" style:font-family-asian="Calibri" style:font-family-complex="Calibri"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8"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69" style:family="text">
      <style:text-properties fo:font-size="11.00pt" fo:font-weight="bold" fo:font-family="Calibri" style:font-family-asian="Calibri" style:font-family-complex="Calibri"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1.00pt" fo:font-weight="bold" fo:font-family="Calibri" style:font-family-asian="Calibri" style:font-family-complex="Calibri"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1.00pt" fo:font-weight="bold" fo:font-family="Calibri" style:font-family-asian="Calibri" style:font-family-complex="Calibri"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76" style:family="text">
      <style:text-properties fo:font-size="11.00pt" fo:font-weight="bold" fo:font-family="Calibri" style:font-family-asian="Calibri" style:font-family-complex="Calibri"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1.00pt" fo:font-weight="bold" fo:font-family="Calibri" style:font-family-asian="Calibri" style:font-family-complex="Calibri"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1.00pt" fo:font-weight="bold" fo:font-family="Calibri" style:font-family-asian="Calibri" style:font-family-complex="Calibri"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3" style:family="text">
      <style:text-properties fo:font-size="11.00pt" fo:font-weight="bold" fo:font-family="Calibri" style:font-family-asian="Calibri" style:font-family-complex="Calibri"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86" style:family="text">
      <style:text-properties fo:font-size="11.00pt" fo:font-weight="bold" fo:font-family="Calibri" style:font-family-asian="Calibri" style:font-family-complex="Calibri"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1.00pt" fo:font-weight="bold" fo:font-family="Calibri" style:font-family-asian="Calibri" style:font-family-complex="Calibri"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1.00pt" fo:font-weight="bold" fo:font-family="Calibri" style:font-family-asian="Calibri" style:font-family-complex="Calibri"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93" style:family="text">
      <style:text-properties fo:font-size="11.00pt" fo:font-weight="bold" fo:font-family="Calibri" style:font-family-asian="Calibri" style:font-family-complex="Calibri"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1.00pt" fo:font-weight="bold" fo:font-family="Calibri" style:font-family-asian="Calibri" style:font-family-complex="Calibri" fo:background-color="transparent" style:use-window-font-color="true"/>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1.00pt" fo:font-weight="bold" fo:font-family="Calibri" style:font-family-asian="Calibri" style:font-family-complex="Calibri" fo:background-color="transparent" style:use-window-font-color="true"/>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20.00pt" fo:font-weight="normal" fo:font-family="Calibri" style:font-family-asian="Calibri" style:font-family-complex="Calibri" fo:background-color="transparent" style:use-window-font-color="true"/>
    </style:style>
    <style:style style:name="T100" style:family="text">
      <style:text-properties fo:font-size="20.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1" style:family="text">
      <style:text-properties fo:font-size="20.00pt" fo:font-weight="normal" fo:font-family="Calibri" style:font-family-asian="Calibri" style:font-family-complex="Calibri"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2" style:family="text">
      <style:text-properties fo:font-size="11.00pt" fo:font-weight="normal" fo:font-family="Calibri" style:font-family-asian="Calibri" style:font-family-complex="Calibri" fo:background-color="transparent" style:use-window-font-color="true"/>
    </style:style>
    <style:style style:name="T11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4" style:family="text">
      <style:text-properties fo:font-size="11.00pt" fo:font-weight="normal" fo:font-family="Calibri" style:font-family-asian="Calibri" style:font-family-complex="Calibri" fo:background-color="transparent" style:use-window-font-color="true"/>
    </style:style>
    <style:style style:name="T115"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20.00pt" fo:font-weight="normal" fo:font-family="Calibri" style:font-family-asian="Calibri" style:font-family-complex="Calibri"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20.00pt" fo:font-weight="normal" fo:font-family="Calibri" style:font-family-asian="Calibri" style:font-family-complex="Calibri"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2"><text:s/>1.what is cloud computing ?</text:span></text:p>
      <text:p text:style-name="P1"><text:span text:style-name="T3">Cloud co mputing refers to the delivery of various computing services</text:span><text:span text:style-name="T4">—such as storage, databases, servers, networking, software, and more—over the internet ("the cloud") rather than relying on a local server or personal computer to handle these tasks.</text:span></text:p>
      <text:p text:style-name="P1"><text:span text:style-name="T4"/></text:p>
      <text:p text:style-name="P1"><text:span text:style-name="T4">In traditional computing, data and applications are stored and processed on local computers or servers. However, with cloud computing, users can access resources and services from a remote provider, typically paying only for the amount they use. </text:span></text:p>
      <text:p text:style-name="P1"><text:span text:style-name="T4">Cloud computing offers several advantages:</text:span></text:p>
      <text:p text:style-name="P1"><text:span text:style-name="T5"/></text:p>
      <text:p text:style-name="P1"><text:span text:style-name="T5">1</text:span><text:span text:style-name="T6">.<text:s/></text:span><text:span text:style-name="T7">**Scalability:**<text:s/></text:span><text:span text:style-name="T8"/></text:p>
      <text:p text:style-name="P1"><text:span text:style-name="T9">Users can easily scale resources up or down based on their needs, allowing for flexibility in handling varying workloads.</text:span></text:p>
      <text:p text:style-name="P1"><text:span text:style-name="T9"/></text:p>
      <text:p text:style-name="P1"><text:span text:style-name="T10">2</text:span><text:span text:style-name="T11">. **Cost-Efficiency:**</text:span><text:span text:style-name="T12"/></text:p>
      <text:p text:style-name="P1"><text:span text:style-name="T13"><text:s/>Users typically pay for what they use on a subscription or pay-as-you-go basis, eliminating the need for significant upfront infrastructure investments.</text:span></text:p>
      <text:p text:style-name="P1"><text:span text:style-name="T13"/></text:p>
      <text:p text:style-name="P1"><text:span text:style-name="T14">3</text:span><text:span text:style-name="T15">. **Accessibility and Flexibility:**</text:span><text:span text:style-name="T16"/></text:p>
      <text:p text:style-name="P1"><text:span text:style-name="T16"><text:s/>Services are accessible from anywhere with an internet connection and often from various devices, enabling remote work and collaboration.</text:span></text:p>
      <text:p text:style-name="P1"><text:span text:style-name="T16"/></text:p>
      <text:p text:style-name="P1"><text:span text:style-name="T17">4.<text:s/></text:span><text:span text:style-name="T18">**Reliability and Redundancy:**</text:span></text:p>
      <text:p text:style-name="P1"><text:span text:style-name="T19"><text:s/>Cloud providers usually have multiple data centers, providing redundancy and ensuring reliability in case of hardware failure or maintenance.</text:span></text:p>
      <text:p text:style-name="P1"><text:span text:style-name="T19"/></text:p>
      <text:p text:style-name="P1"><text:span text:style-name="T20">5</text:span><text:span text:style-name="T21">. **Security:**</text:span><text:span text:style-name="T22"/></text:p>
      <text:p text:style-name="P1"><text:span text:style-name="T23"><text:s/>Cloud providers invest heavily in security measures, often offering robust security protocols, encryption, and compliance certifications to protect data.</text:span></text:p>
      <text:p text:style-name="P1"><text:span text:style-name="T23"/></text:p>
      <text:p text:style-name="P1"><text:span text:style-name="T23">Cloud computing models include:</text:span></text:p>
      <text:p text:style-name="P1"><text:span text:style-name="T23"/></text:p>
      <text:p text:style-name="P1"><text:span text:style-name="T24">1.<text:s/></text:span><text:span text:style-name="T25">**Infrastructure as a Service (IaaS):**</text:span><text:span text:style-name="T26"/></text:p>
      <text:p text:style-name="P1"><text:span text:style-name="T27"><text:s/>Offers virtualized computing resources over the internet, including virtual machines, storage, and networking.</text:span></text:p>
      <text:p text:style-name="P1"><text:span text:style-name="T27"/></text:p>
      <text:p text:style-name="P1"><text:span text:style-name="T28">2.<text:s/></text:span><text:span text:style-name="T29">**Platform as a Service (PaaS):**</text:span></text:p>
      <text:p text:style-name="P1"><text:span text:style-name="T30"><text:s/>Provides a platform that allows customers to develop, run, and manage applications without dealing with the underlying infrastructure.</text:span></text:p>
      <text:p text:style-name="P1"><text:span text:style-name="T30"/></text:p>
      <text:p text:style-name="P1"><text:span text:style-name="T31">3.<text:s/></text:span><text:span text:style-name="T32">**Software as a Service (SaaS):**</text:span><text:span text:style-name="T33"/></text:p>
      <text:p text:style-name="P1"><text:span text:style-name="T34"><text:s/>Delivers software applications over the internet on a subscription basis, eliminating the need for installation and maintenance on individual devices.</text:span></text:p>
      <text:p text:style-name="P1"><text:span text:style-name="T34"/></text:p>
      <text:p text:style-name="P1"><text:span text:style-name="T34">Cloud computing has become increasingly popular across various industries due to its flexibility, scalability, and cost-effectiveness, enabling businesses and individuals to access powerful computing resources without the need for extensive hardware investments or maintenance.</text:span></text:p>
      <text:p text:style-name="P1"><text:span text:style-name="T34"/></text:p>
      <text:p text:style-name="P1"><text:span text:style-name="T35">2.<text:s/></text:span><text:span text:style-name="T36">AWS and it's components<text:s/></text:span><text:span text:style-name="T37">:</text:span></text:p>
      <text:p text:style-name="P1"><text:span text:style-name="T38">Amazon Web Services (AWS) is a comprehensive and widely used cloud computing platform offered by Amazon. It provides a wide array of services that cater to computing power, storage solutions, database management, content delivery, machine learning, analytics, and more. Here are some key components and services within AWS:</text:span></text:p>
      <text:p text:style-name="P1"><text:span text:style-name="T38"/></text:p>
      <text:p text:style-name="P1"><text:span text:style-name="T38">1.<text:s/></text:span><text:span text:style-name="T39">**Compute Services:**</text:span><text:span text:style-name="T40"/></text:p>
      <text:p text:style-name="P1"><text:span text:style-name="T40"><text:s text:c="4"/></text:span><text:span text:style-name="T41">- **Amazon EC2 (Elastic Compute Cloud):**</text:span></text:p>
      <text:p text:style-name="P1"><text:span text:style-name="T42"><text:s/>Offers scalable computing capacity in the cloud, allowing users to create and manage virtual machines.</text:span></text:p>
      <text:p text:style-name="P1"><text:span text:style-name="T42"><text:s text:c="4"/></text:span><text:span text:style-name="T43">- **AWS Lambda:** </text:span></text:p>
      <text:p text:style-name="P1"><text:span text:style-name="T44">Enables serverless computing, allowing users to run code without provisioning or managing servers.</text:span></text:p>
      <text:p text:style-name="P1"><text:span text:style-name="T44"><text:s text:c="4"/>-<text:s/></text:span><text:span text:style-name="T45">**Amazon ECS/EKS (Elastic Container Service/Elastic Kubernetes Service):**<text:s/></text:span><text:span text:style-name="T46"/></text:p>
      <text:p text:style-name="P1"><text:span text:style-name="T46">Provides container orchestration for Docker containers.</text:span></text:p>
      <text:p text:style-name="P1"><text:span text:style-name="T46"><text:s text:c="4"/></text:span><text:span text:style-name="T47">- **AWS Batch:**</text:span></text:p>
      <text:p text:style-name="P1"><text:span text:style-name="T48"><text:s/>Manages batch computing workloads, optimizing resource utilization and scaling automatically.</text:span></text:p>
      <text:p text:style-name="P1"><text:span text:style-name="T48"/></text:p>
      <text:p text:style-name="P1"><text:span text:style-name="T49">2. **Storage Services:**</text:span></text:p>
      <text:p text:style-name="P1"><text:span text:style-name="T50"><text:s text:c="4"/>- **Amazon S3 (Simple Storage Service):**</text:span></text:p>
      <text:p text:style-name="P1"><text:span text:style-name="T51"><text:s/>Object storage service for storing and retrieving large amounts of data.</text:span></text:p>
      <text:p text:style-name="P1"><text:span text:style-name="T52"><text:s text:c="4"/>- **Amazon EBS (Elastic Block Store):**</text:span></text:p>
      <text:p text:style-name="P1"><text:span text:style-name="T53"><text:s/>Provides block-level storage volumes for use with EC2 instances.</text:span></text:p>
      <text:p text:style-name="P1"><text:span text:style-name="T54"><text:s text:c="4"/>- **Amazon Glacier:**</text:span></text:p>
      <text:p text:style-name="P1"><text:span text:style-name="T55"><text:s/>Low-cost storage for data archiving and long-term backup.</text:span></text:p>
      <text:p text:style-name="P1"><text:span text:style-name="T56"><text:s text:c="4"/>- **Amazon EFS (Elastic File System):** </text:span></text:p>
      <text:p text:style-name="P1"><text:span text:style-name="T57">Fully managed file storage for EC2 instances.</text:span></text:p>
      <text:p text:style-name="P1"><text:span text:style-name="T57"/></text:p>
      <text:p text:style-name="P1"><text:span text:style-name="T58">3.<text:s/></text:span><text:span text:style-name="T59">**Database Services:**</text:span><text:span text:style-name="T60"/></text:p>
      <text:p text:style-name="P1"><text:span text:style-name="T61"><text:s text:c="4"/>- **Amazon RDS (Relational Database Service):**</text:span></text:p>
      <text:p text:style-name="P1"><text:span text:style-name="T62"><text:s/>Manages relational databases like MySQL, PostgreSQL, SQL Server, etc.</text:span></text:p>
      <text:p text:style-name="P1"><text:span text:style-name="T63"><text:s text:c="4"/>- **Amazon DynamoDB:**</text:span></text:p>
      <text:p text:style-name="P1"><text:span text:style-name="T64"><text:s/>NoSQL database service for applications requiring single-digit millisecond latency.</text:span></text:p>
      <text:p text:style-name="P1"><text:span text:style-name="T65"><text:s text:c="4"/>- **Amazon Redshift:**</text:span></text:p>
      <text:p text:style-name="P1"><text:span text:style-name="T66"><text:s/>Data warehousing service for analytics and business intelligence.</text:span></text:p>
      <text:p text:style-name="P1"><text:span text:style-name="T66"/></text:p>
      <text:p text:style-name="P1"><text:span text:style-name="T67">4. **Networking and Content Delivery:**</text:span><text:span text:style-name="T68"/></text:p>
      <text:p text:style-name="P1"><text:span text:style-name="T69"><text:s text:c="4"/>- **Amazon VPC (Virtual Private Cloud):**</text:span></text:p>
      <text:p text:style-name="P1"><text:span text:style-name="T70"><text:s/>Allows users to create isolated networks within the AWS cloud.</text:span></text:p>
      <text:p text:style-name="P1"><text:span text:style-name="T71"><text:s text:c="4"/>- **Amazon CloudFront:**</text:span></text:p>
      <text:p text:style-name="P1"><text:span text:style-name="T72"><text:s/>Content delivery network (CDN) service for secure and low-latency delivery of content.</text:span></text:p>
      <text:p text:style-name="P1"><text:span text:style-name="T73"><text:s text:c="4"/>- **Amazon Route 53:** </text:span></text:p>
      <text:p text:style-name="P1"><text:span text:style-name="T74">Scalable domain name system (DNS) web service.</text:span></text:p>
      <text:p text:style-name="P1"><text:span text:style-name="T74"/></text:p>
      <text:p text:style-name="P1"><text:span text:style-name="T75">5. **Machine Learning and AI Services:**</text:span></text:p>
      <text:p text:style-name="P1"><text:span text:style-name="T76"><text:s text:c="4"/>- **Amazon SageMaker:**</text:span></text:p>
      <text:p text:style-name="P1"><text:span text:style-name="T77"><text:s/>Fully managed platform for building, training, and deploying machine learning models.</text:span></text:p>
      <text:p text:style-name="P1"><text:span text:style-name="T78"><text:s text:c="4"/>- **Amazon Comprehend:**</text:span></text:p>
      <text:p text:style-name="P1"><text:span text:style-name="T79"><text:s/>Natural language processing service for extracting insights and relationships from text.</text:span></text:p>
      <text:p text:style-name="P1"><text:span text:style-name="T80"><text:s text:c="4"/>- **Amazon Rekognition:**</text:span></text:p>
      <text:p text:style-name="P1"><text:span text:style-name="T81"><text:s/>Image and video analysis service for object recognition, facial analysis, etc.</text:span></text:p>
      <text:p text:style-name="P1"><text:span text:style-name="T81"/></text:p>
      <text:p text:style-name="P1"><text:span text:style-name="T82">6. **Developer Tools:**</text:span></text:p>
      <text:p text:style-name="P1"><text:span text:style-name="T83"><text:s text:c="4"/>- **AWS CodeCommit, CodeBuild, CodeDeploy, CodePipeline:**</text:span></text:p>
      <text:p text:style-name="P1"><text:span text:style-name="T84"><text:s/>Tools for source control, building, deploying, and automating software development processes.</text:span></text:p>
      <text:p text:style-name="P1"><text:span text:style-name="T84"/></text:p>
      <text:p text:style-name="P1"><text:span text:style-name="T85">7. **Management and Governance:**</text:span></text:p>
      <text:p text:style-name="P1"><text:span text:style-name="T86"><text:s text:c="4"/>- **AWS Management Console:**</text:span></text:p>
      <text:p text:style-name="P1"><text:span text:style-name="T87"><text:s/>Web-based interface for managing AWS services.</text:span></text:p>
      <text:p text:style-name="P1"><text:span text:style-name="T88"><text:s text:c="4"/>- **AWS CloudFormation:**</text:span></text:p>
      <text:p text:style-name="P1"><text:span text:style-name="T89"><text:s/>Infrastructure as Code (IaC) service for provisioning and managing AWS resources.</text:span></text:p>
      <text:p text:style-name="P1"><text:span text:style-name="T90"><text:s text:c="4"/>- **AWS CloudWatch:**</text:span></text:p>
      <text:p text:style-name="P1"><text:span text:style-name="T91"><text:s/>Monitoring and logging service for AWS resources.</text:span></text:p>
      <text:p text:style-name="P1"><text:span text:style-name="T91"/></text:p>
      <text:p text:style-name="P1"><text:span text:style-name="T92">8. **Security, Identity, and Compliance:**</text:span></text:p>
      <text:p text:style-name="P1"><text:span text:style-name="T93"><text:s text:c="4"/>- **AWS Identity and Access Management (IAM):**</text:span></text:p>
      <text:p text:style-name="P1"><text:span text:style-name="T94"><text:s/>Manages user access to AWS resources securely.</text:span></text:p>
      <text:p text:style-name="P1"><text:span text:style-name="T95"><text:s text:c="4"/>- **AWS Key Management Service (KMS):** </text:span></text:p>
      <text:p text:style-name="P1"><text:span text:style-name="T96">Manages encryption keys.</text:span></text:p>
      <text:p text:style-name="P1"><text:span text:style-name="T97"><text:s text:c="4"/>- **AWS Shield:**</text:span></text:p>
      <text:p text:style-name="P1"><text:span text:style-name="T98"><text:s/>DDoS protection service.</text:span></text:p>
      <text:p text:style-name="P1"><text:span text:style-name="T98"/></text:p>
      <text:p text:style-name="P1"><text:span text:style-name="T98">AWS provides these and many other services to enable organizations to build, deploy, and manage applications and services in the cloud efficiently and securely.</text:span></text:p>
      <text:p text:style-name="P1"><text:span text:style-name="T98"/></text:p>
      <text:p text:style-name="P1"><text:span text:style-name="T98"/></text:p>
      <text:p text:style-name="P1"><text:span text:style-name="T99">3</text:span><text:span text:style-name="T100">. EC2 and its components<text:s/></text:span><text:span text:style-name="T101">:</text:span></text:p>
      <text:p text:style-name="P1"><text:span text:style-name="T102">Amazon Elastic Compute Cloud (Amazon EC2) is a foundational web service provided by AWS that allows users to rent virtual computers (instances) on which they can run their own applications. EC2 offers a wide range of instance types with varying compute, memory, storage, and networking capacities, catering to different use cases. Here are the key components and concepts within Amazon EC2:</text:span></text:p>
      <text:p text:style-name="P1"><text:span text:style-name="T102"/></text:p>
      <text:p text:style-name="P1"><text:span text:style-name="T103">1. **Instances:**</text:span></text:p>
      <text:p text:style-name="P1"><text:span text:style-name="T104"><text:s text:c="4"/>- These are virtual servers that can be launched on EC2. Users can choose from various instance types optimized for different workloads, such as general-purpose, compute-optimized, memory-optimized, storage-optimized, etc.</text:span></text:p>
      <text:p text:style-name="P1"><text:span text:style-name="T104"/></text:p>
      <text:p text:style-name="P1"><text:span text:style-name="T105">2. **AMIs (Amazon Machine Images):**</text:span></text:p>
      <text:p text:style-name="P1"><text:span text:style-name="T106"><text:s text:c="4"/>- AMIs provide the necessary information to launch an instance, including the operating system, application server, and applications. Users can choose from AWS-provided AMIs or create custom AMIs.</text:span></text:p>
      <text:p text:style-name="P1"><text:span text:style-name="T106"/></text:p>
      <text:p text:style-name="P1"><text:span text:style-name="T107">3. **Instance Types:**</text:span></text:p>
      <text:p text:style-name="P1"><text:span text:style-name="T108"><text:s text:c="4"/>- EC2 offers a wide range of instance types with different combinations of CPU, memory, storage, and networking capacity. For instance: t2.micro, m5.large, c5.xlarge, etc.</text:span></text:p>
      <text:p text:style-name="P1"><text:span text:style-name="T108"/></text:p>
      <text:p text:style-name="P1"><text:span text:style-name="T109">4. **EBS (Elastic Block Store):**</text:span></text:p>
      <text:p text:style-name="P1"><text:span text:style-name="T110"><text:s text:c="4"/>- EBS provides block-level storage volumes that can be attached to EC2 instances. Users can choose different types of EBS volumes based on their performance and cost requirements, such as General Purpose SSD (gp2), Provisioned IOPS SSD (io1), Throughput Optimized HDD (st1), and Cold HDD (sc1).</text:span></text:p>
      <text:p text:style-name="P1"><text:span text:style-name="T110"/></text:p>
      <text:p text:style-name="P1"><text:span text:style-name="T111">5. **Security Groups:**</text:span></text:p>
      <text:p text:style-name="P1"><text:span text:style-name="T112"><text:s text:c="4"/>- Security Groups act as virtual firewalls for EC2 instances, controlling inbound and outbound traffic. They specify the traffic rules, such as allowed protocols, ports, and IP ranges.</text:span></text:p>
      <text:p text:style-name="P1"><text:span text:style-name="T112"/></text:p>
      <text:p text:style-name="P1"><text:span text:style-name="T113">6. **Key Pairs:**</text:span></text:p>
      <text:p text:style-name="P1"><text:span text:style-name="T114"><text:s text:c="4"/>- Key pairs consist of a public key and a private key. They are used for securely connecting to EC2 instances via SSH (Secure Shell) or RDP (Remote Desktop Protocol) for Linux and Windows instances, respectively.</text:span></text:p>
      <text:p text:style-name="P1"><text:span text:style-name="T114"/></text:p>
      <text:p text:style-name="P1"><text:span text:style-name="T115">7. **Regions and Availability Zones:**</text:span></text:p>
      <text:p text:style-name="P1"><text:span text:style-name="T116"><text:s text:c="4"/>- AWS has multiple geographic regions worldwide, each consisting of multiple Availability Zones (AZs). Users can deploy EC2 instances in different regions and AZs for high availability and fault tolerance.</text:span></text:p>
      <text:p text:style-name="P1"><text:span text:style-name="T116"/></text:p>
      <text:p text:style-name="P1"><text:span text:style-name="T117">8. **Elastic IP Addresses:**</text:span></text:p>
      <text:p text:style-name="P1"><text:span text:style-name="T118"><text:s text:c="4"/>- Elastic IP addresses are static IP addresses that can be associated with EC2 instances. They can be remapped to different instances to mask instance or Availability Zone failures.</text:span></text:p>
      <text:p text:style-name="P1"><text:span text:style-name="T118"/></text:p>
      <text:p text:style-name="P1"><text:span text:style-name="T119">9. **Elastic Load Balancing (ELB):**</text:span></text:p>
      <text:p text:style-name="P1"><text:span text:style-name="T120"><text:s text:c="4"/>- ELB distributes incoming traffic across multiple EC2 instances to ensure high availability and fault tolerance for applications.</text:span></text:p>
      <text:p text:style-name="P1"><text:span text:style-name="T120"/></text:p>
      <text:p text:style-name="P1"><text:span text:style-name="T121">10. **Auto Scaling:**</text:span></text:p>
      <text:p text:style-name="P1"><text:span text:style-name="T122"><text:s text:c="4"/>- Auto Scaling automatically adjusts the number of EC2 instances in response to demand or predefined conditions. It helps maintain application performance and optimize costs.</text:span></text:p>
      <text:p text:style-name="P1"><text:span text:style-name="T122"/></text:p>
      <text:p text:style-name="P1"><text:span text:style-name="T123">11. **Instance Metadata and User Data:**</text:span></text:p>
      <text:p text:style-name="P1"><text:span text:style-name="T124"><text:s text:c="5"/>- Instance metadata provides information about an instance (e.g., public IP, instance type), while user data allows users to run scripts or execute commands during instance startup.</text:span></text:p>
      <text:p text:style-name="P1"><text:span text:style-name="T124"/></text:p>
      <text:p text:style-name="P1"><text:span text:style-name="T124">These components collectively form the infrastructure and features of Amazon EC2, offering flexibility, scalability, and control over computing resources in the AWS cloud.</text:span><text:span text:style-name="T125"/></text:p>
      <text:p text:style-name="P1"><text:span text:style-name="T125"><text:s text:c="10"/></text:span></text:p>
      <text:p text:style-name="P1"><text:span text:style-name="T126"><text:s text:c="50"/></text:span><text:span text:style-name="T127">***THE END***</text:span><text:span text:style-name="T128"/></text:p>
      <text:p text:style-name="P1"><text:span text:style-name="T1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